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ext_20_body">
      <style:text-properties fo:font-size="6pt" style:font-size-asian="5.25pt" style:font-size-complex="6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4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67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66"><text:placeholder text:placeholder-type="text">&lt;translate(u'UoM')&gt;</text:placeholder></text:p>
            </table:table-cell>
            <table:table-cell table:style-name="Tabella2.A1" office:value-type="string">
              <text:p text:style-name="P65"><text:placeholder text:placeholder-type="text">&lt;translate(u'q.ty')&gt;</text:placeholder></text:p>
            </table:table-cell>
            <table:table-cell table:style-name="Tabella2.A1" office:value-type="string">
              <text:p text:style-name="P6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4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4"><text:placeholder text:placeholder-type="text">&lt;translate(u'VAT')&gt;</text:placeholder></text:p>
            </table:table-cell>
            <table:table-cell table:style-name="Tabella2.A1" office:value-type="string">
              <text:p text:style-name="P65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0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5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54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2"><text:span text:style-name="Strong_20_Emphasis"><text:span text:style-name="T27"><text:placeholder text:placeholder-type="text">&lt;for each="nl in line.name.split('\n')"&gt;</text:placeholder></text:span></text:span></text:p>
            <text:p text:style-name="P82"><text:span text:style-name="Strong_20_Emphasis"><text:span text:style-name="T27"><text:placeholder text:placeholder-type="text">&lt;nl.upper()&gt;</text:placeholder></text:span></text:span></text:p>
            <text:p text:style-name="P84"><text:span text:style-name="Strong_20_Emphasis"><text:span text:style-name="T29"><text:placeholder text:placeholder-type="text">&lt;/for&gt;</text:placeholder></text:span></text:span></text:p>
          </table:table-cell>
          <table:table-cell table:style-name="Tabella2.C5" office:value-type="string">
            <text:p text:style-name="P80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1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5" office:value-type="string">
            <text:p text:style-name="P57"><text:span text:style-name="Strong_20_Emphasis"><text:span text:style-name="T26"><text:placeholder text:placeholder-type="text">&lt;if test="line.price_unit != 0.0"&gt;</text:placeholder></text:span></text:span><text:span text:style-name="T35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78"><text:bookmark-start text:name="__DdeLink__743_738167129"/><text:span text:style-name="Strong_20_Emphasis"><text:span text:style-name="T32"><text:placeholder text:placeholder-type="text">&lt;setLang('it_IT')&gt;</text:placeholder></text:span></text:span><text:span text:style-name="Strong_20_Emphasis"><text:span text:style-name="T31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59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15"><text:placeholder text:placeholder-type="text">&lt;formatLang(tax.amount *100, digits=0)&gt;</text:placeholder></text:span></text:span><text:span text:style-name="Strong_20_Emphasis"><text:span text:style-name="T1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I5" office:value-type="string">
            <text:p text:style-name="P58"><text:span text:style-name="Strong_20_Emphasis"><text:span text:style-name="T20"><text:placeholder text:placeholder-type="text">&lt;if test="line.product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54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2"><text:span text:style-name="Strong_20_Emphasis"><text:span text:style-name="T28"><text:placeholder text:placeholder-type="text">&lt;for each="nl in line.name.split('\n')"&gt;</text:placeholder></text:span></text:span></text:p>
            <text:p text:style-name="P82"><text:span text:style-name="Strong_20_Emphasis"><text:span text:style-name="T28"><text:placeholder text:placeholder-type="text">&lt;nl&gt;</text:placeholder></text:span></text:span></text:p>
            <text:p text:style-name="P83"><text:span text:style-name="Strong_20_Emphasis"><text:span text:style-name="T30"><text:placeholder text:placeholder-type="text">&lt;/for&gt;</text:placeholder></text:span></text:span></text:p>
          </table:table-cell>
          <table:table-cell table:style-name="Tabella2.C8" office:value-type="string">
            <text:p text:style-name="P79"><text:bookmark-start text:name="__DdeLink__1068_1621327982"/><text:span text:style-name="Strong_20_Emphasis"><text:span text:style-name="T22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79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23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8" office:value-type="string">
            <text:p text:style-name="P75"><text:span text:style-name="Strong_20_Emphasis"><text:span text:style-name="T26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8" office:value-type="string">
            <text:p text:style-name="P78"><text:span text:style-name="Strong_20_Emphasis"><text:span text:style-name="T32"><text:placeholder text:placeholder-type="text">&lt;setLang('it_IT')&gt;</text:placeholder></text:span></text:span><text:span text:style-name="Strong_20_Emphasis"><text:span text:style-name="T18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77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25"><text:placeholder text:placeholder-type="text">&lt;formatLang(tax.amount *100, digits=0)&gt;</text:placeholder></text:span></text:span><text:span text:style-name="Strong_20_Emphasis"><text:span text:style-name="T2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76"><text:span text:style-name="Strong_20_Emphasis"><text:span text:style-name="T20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Text_20_body">
      <style:text-properties fo:font-size="6pt" style:font-size-asian="5.25pt" style:font-size-complex="6pt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fo:font-size="6pt" style:font-size-asian="5.25pt" style:font-size-complex="6pt"/>
    </style:style>
    <style:style style:name="MP5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text:placeholder text:placeholder-type="text">&lt;o.dest_address_id.street2 or ''&gt;</text:placeholder>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8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9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20"><text:placeholder text:placeholder-type="text">&lt;o.picking_type_id.warehouse_id.partner_id.title&gt;</text:placeholder></text:p>
              <text:p text:style-name="MP21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6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2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22"/>
              <text:p text:style-name="MP18"><text:placeholder text:placeholder-type="text">&lt;/if&gt;</text:placeholder></text:p>
            </table:table-cell>
            <table:table-cell table:style-name="Table1.B1" office:value-type="string">
              <text:p text:style-name="MP23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24"><text:placeholder text:placeholder-type="text">&lt;o.partner_id.title&gt;</text:placeholder></text:p>
              <text:p text:style-name="MP25"><text:bookmark-start text:name="__DdeLink__1492_400434007"/><text:placeholder text:placeholder-type="text">&lt;o.partner_id.name or ''&gt;</text:placeholder><text:bookmark-end text:name="__DdeLink__1492_400434007"/></text:p>
              <text:p text:style-name="MP16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7"/>
              <text:p text:style-name="MP28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9"><text:span text:style-name="MT7">@<text:tab/>: </text:span><text:span text:style-name="MT8"><text:placeholder text:placeholder-type="text">&lt;o.partner_id.email&gt;</text:placeholder></text:span></text:p>
              <text:p text:style-name="MP30"><text:placeholder text:placeholder-type="text">&lt;if test="o.partner_id.fiscalcode"&gt;</text:placeholder></text:p>
              <text:p text:style-name="MP31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0"><text:placeholder text:placeholder-type="text">&lt;/if&gt;</text:placeholder></text:p>
              <text:p text:style-name="MP32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3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4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5"><text:placeholder text:placeholder-type="text">&lt;choose&gt;</text:placeholder></text:p>
              <text:p text:style-name="MP35"><text:placeholder text:placeholder-type="text">&lt;get_selection_item(o.payment_term_id, o.payment_term_id.type) or ''&gt;</text:placeholder></text:p>
              <text:p text:style-name="MP36"><text:placeholder text:placeholder-type="text">&lt;o.payment_term_id and o.payment_term_id.note or o.payment_term_id and o.payment_term_id.name or ''&gt;</text:placeholder></text:p>
              <text:p text:style-name="MP35"><text:placeholder text:placeholder-type="text">&lt;when test="o.payment_term_id.type == 'RB'"&gt;</text:placeholder></text:p>
              <text:p text:style-name="MP35"><text:placeholder text:placeholder-type="text">&lt;choose&gt;</text:placeholder></text:p>
              <text:p text:style-name="MP35"><text:placeholder text:placeholder-type="text">&lt;when test="o.partner_id.bank_riba_id"&gt;</text:placeholder></text:p>
              <text:p text:style-name="MP35"><text:span text:style-name="MT11"><text:placeholder text:placeholder-type="text">&lt;o.partner_id.bank_riba_id.abi or ''&gt;</text:placeholder></text:span> <text:span text:style-name="MT11"><text:placeholder text:placeholder-type="text">&lt;o.partner_id.bank_riba_id.cab or ''&gt;</text:placeholder></text:span> <text:span text:style-name="MT11"><text:placeholder text:placeholder-type="text">&lt;o.partner_id.bank_riba_id.name or '' &gt;</text:placeholder></text:span></text:p>
              <text:p text:style-name="MP35"><text:placeholder text:placeholder-type="text">&lt;/when&gt;</text:placeholder></text:p>
              <text:p text:style-name="MP35"><text:placeholder text:placeholder-type="text">&lt;otherwise&gt;</text:placeholder></text:p>
              <text:p text:style-name="MP35"><text:placeholder text:placeholder-type="text">&lt;if test="o.partner_id.bank_ids"&gt;</text:placeholder></text:p>
              <text:p text:style-name="MP36"><text:placeholder text:placeholder-type="text">&lt;o.partner_id.bank_ids[0].bank_name or '' &gt;</text:placeholder></text:p>
              <text:p text:style-name="MP35"><text:placeholder text:placeholder-type="text">&lt;/if&gt;</text:placeholder></text:p>
              <text:p text:style-name="MP35"><text:placeholder text:placeholder-type="text">&lt;/otherwise&gt;</text:placeholder></text:p>
              <text:p text:style-name="MP35"><text:placeholder text:placeholder-type="text">&lt;/choose&gt;</text:placeholder></text:p>
              <text:p text:style-name="MP35"><text:placeholder text:placeholder-type="text">&lt;/when&gt;</text:placeholder></text:p>
              <text:p text:style-name="MP35"><text:placeholder text:placeholder-type="text">&lt;otherwise&gt;</text:placeholder></text:p>
              <text:p text:style-name="MP37"><text:placeholder text:placeholder-type="text">&lt;choose&gt;</text:placeholder></text:p>
              <text:p text:style-name="MP38"><text:placeholder text:placeholder-type="text">&lt;when test="o.partner_id.company_bank_id"&gt;</text:placeholder></text:p>
              <text:p text:style-name="MP36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38"><text:placeholder text:placeholder-type="text">&lt;/when&gt;</text:placeholder></text:p>
              <text:p text:style-name="MP39"><text:placeholder text:placeholder-type="text">&lt;otherwise&gt;</text:placeholder></text:p>
              <text:p text:style-name="MP38"><text:placeholder text:placeholder-type="text">&lt;if test="o.company_id.bank_ids"&gt;</text:placeholder></text:p>
              <text:p text:style-name="MP36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38"><text:placeholder text:placeholder-type="text">&lt;/if&gt;</text:placeholder></text:p>
              <text:p text:style-name="MP37"><text:placeholder text:placeholder-type="text">&lt;/otherwise&gt;</text:placeholder></text:p>
              <text:p text:style-name="MP40"><text:placeholder text:placeholder-type="text">&lt;/choose&gt;</text:placeholder></text:p>
              <text:p text:style-name="MP35"><text:bookmark-start text:name="__DdeLink__1113_910980541"/><text:placeholder text:placeholder-type="text">&lt;/otherwise&gt;</text:placeholder></text:p>
              <text:p text:style-name="MP41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6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7"><text:placeholder text:placeholder-type="text">&lt;get_label(o,'amount_untaxed'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7"><text:placeholder text:placeholder-type="text">&lt;get_label(o,'amount_tax'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4"/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50"/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2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4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5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6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27T22:35:37.024169292</dc:date>
    <meta:editing-duration>P6DT8H2M52S</meta:editing-duration>
    <meta:editing-cycles>752</meta:editing-cycles>
    <meta:generator>LibreOffice/5.1.6.2$Linux_X86_64 LibreOffice_project/10m0$Build-2</meta:generator>
    <meta:document-statistic meta:table-count="5" meta:image-count="0" meta:object-count="0" meta:page-count="1" meta:paragraph-count="104" meta:word-count="305" meta:character-count="4700" meta:non-whitespace-character-count="4490"/>
  </office:meta>
</office:document-meta>
</file>